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2" svg:font-family="'Lohit Devanagari'"/>
    <style:font-face style:name="Trebuchet MS" svg:font-family="'Trebuchet MS', Arial, Helvetic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helvetica" svg:font-family="helvetica" style:font-family-generic="swiss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5417in" fo:margin-left="0.9896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917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bottom" fo:padding-left="0.0486in" fo:padding-right="0.0486in" fo:padding-top="0in" fo:padding-bottom="0in" fo:border-left="0.5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1pt solid #000000" style:writing-mode="lr-tb"/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0.5pt solid #000000" style:writing-mode="lr-tb"/>
    </style:style>
    <style:style style:name="Table1.A28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1.B28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1pt solid #000000" style:writing-mode="lr-tb"/>
    </style:style>
    <style:style style:name="Table1.C28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Table3" style:family="table">
      <style:table-properties style:width="5.3125in" fo:margin-left="0.8958in" table:align="left" style:shadow="none" style:writing-mode="lr-tb"/>
    </style:style>
    <style:style style:name="Table3.A" style:family="table-column">
      <style:table-column-properties style:column-width="4.375in"/>
    </style:style>
    <style:style style:name="Table3.B" style:family="table-column">
      <style:table-column-properties style:column-width="0.9375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none" style:writing-mode="lr-tb"/>
    </style:style>
    <style:style style:name="Table3.B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none" style:writing-mode="lr-tb"/>
    </style:style>
    <style:style style:name="Table3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none" style:writing-mode="lr-tb"/>
    </style:style>
    <style:style style:name="Table3.B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none" style:writing-mode="lr-tb"/>
    </style:style>
    <style:style style:name="Table3.A6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3.B6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language="es" fo:country="ES" style:font-name-complex="Times New Roman" style:font-size-complex="12pt"/>
    </style:style>
    <style:style style:name="P3" style:family="paragraph" style:parent-style-name="Standard">
      <style:text-properties style:font-name="Times New Roman" fo:language="es" fo:country="ES" style:font-name-complex="Times New Roman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s" fo:country="ES" style:font-name-complex="Times New Roman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es" fo:country="ES" style:font-name-complex="Times New Roman" style:font-size-complex="12pt" style:font-style-complex="italic" style:font-weight-complex="bold"/>
    </style:style>
    <style:style style:name="P6" style:family="paragraph" style:parent-style-name="Standard">
      <style:text-properties style:font-name="Times New Roman" fo:language="es" fo:country="ES" officeooo:paragraph-rsid="002cfb24" style:font-name-complex="Times New Roman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s" fo:country="ES" fo:font-weight="bold" style:font-name-asian="Calibri" style:language-asian="en" style:country-asian="US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ES" fo:font-weight="bold" style:font-weight-asian="bold" style:font-name-complex="Times New Roman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es" fo:country="ES" fo:font-weight="bold" officeooo:rsid="001c03af" officeooo:paragraph-rsid="001c03af" style:font-weight-asian="bold" style:font-name-complex="Times New Roman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es" fo:country="ES" fo:font-weight="bold" officeooo:rsid="0021eb8e" officeooo:paragraph-rsid="0021eb8e" style:font-weight-asian="bold" style:font-name-complex="Times New Roman" style:font-size-complex="12pt" style:font-style-complex="italic" style:font-weight-complex="bold"/>
    </style:style>
    <style:style style:name="P11" style:family="paragraph" style:parent-style-name="Standard">
      <style:text-properties style:font-name="Times New Roman" fo:language="es" fo:country="ES" style:text-underline-style="solid" style:text-underline-width="auto" style:text-underline-color="font-color" style:font-name-complex="Times New Roman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es" fo:country="ES" style:text-underline-style="solid" style:text-underline-width="auto" style:text-underline-color="font-color" style:font-name-complex="Times New Roman" style:font-size-complex="12pt" style:font-style-complex="italic" style:font-weight-complex="bold"/>
    </style:style>
    <style:style style:name="P13" style:family="paragraph" style:parent-style-name="Standard">
      <style:text-properties style:font-name="Times New Roman" fo:language="es" fo:country="AR" style:font-name-complex="Times New Roman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es" fo:country="AR" style:font-name-complex="Times New Roman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es" fo:country="AR" style:font-name-complex="Times New Roman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es" fo:country="AR" style:language-asian="es" style:country-asian="AR" style:font-name-complex="Times New Roman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es" fo:country="AR" style:language-asian="es" style:country-asian="AR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es" fo:country="AR" officeooo:rsid="001a62b0" officeooo:paragraph-rsid="001a62b0" style:language-asian="es" style:country-asian="AR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s" fo:country="AR" fo:font-weight="bold" style:font-size-asian="14pt" style:language-asian="en" style:country-asian="US" style:font-weight-asian="bold" style:font-name-complex="Times New Roman" style:font-size-complex="14pt"/>
    </style:style>
    <style:style style:name="P20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s" fo:country="AR" style:language-asian="en" style:country-asian="US" style:font-name-complex="Times New Roman" style:font-size-complex="12pt"/>
    </style:style>
    <style:style style:name="P21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s" fo:country="ES" style:language-asian="en" style:country-asian="US" style:font-name-complex="Times New Roman" style:font-size-complex="12pt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fo:language="es" fo:country="ES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style:font-name-complex="Times New Roman" style:font-size-complex="12pt" style:font-weight-complex="bold"/>
    </style:style>
    <style:style style:name="P2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officeooo:rsid="001ae02b" officeooo:paragraph-rsid="001ae02b" style:font-name-complex="Times New Roman" style:font-size-complex="12pt" style:font-weight-complex="bold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style:font-name-complex="Times New Roman" style:font-size-complex="12pt" style:font-style-complex="italic" style:font-weight-complex="bold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officeooo:paragraph-rsid="001c03af" style:font-name-complex="Times New Roman" style:font-size-complex="12pt" style:font-style-complex="italic" style:font-weight-complex="bold"/>
    </style:style>
    <style:style style:name="P2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officeooo:paragraph-rsid="001e6bf7" style:font-name-complex="Times New Roman" style:font-size-complex="12pt" style:font-style-complex="italic" style:font-weight-complex="bold"/>
    </style:style>
    <style:style style:name="P2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officeooo:paragraph-rsid="0021eb8e" style:font-name-complex="Times New Roman" style:font-size-complex="12pt" style:font-style-complex="italic" style:font-weight-complex="bold"/>
    </style:style>
    <style:style style:name="P3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ES" fo:font-weight="bold" officeooo:paragraph-rsid="001c03af" style:font-weight-asian="bold" style:font-name-complex="Times New Roman" style:font-size-complex="12pt" style:font-style-complex="italic" style:font-weight-complex="bold"/>
    </style:style>
    <style:style style:name="P3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s" fo:country="AR" style:font-name-complex="Times New Roman" style:font-size-complex="12pt"/>
    </style:style>
    <style:style style:name="P3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1c03af" officeooo:paragraph-rsid="001c03af" style:font-size-asian="12pt" style:font-weight-asian="normal" style:font-name-complex="Times New Roman" style:font-size-complex="12pt" style:font-style-complex="italic" style:font-weight-complex="normal"/>
    </style:style>
    <style:style style:name="P3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" style:font-size-complex="12pt" style:font-style-complex="italic" style:font-weight-complex="normal"/>
    </style:style>
    <style:style style:name="P3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3d1e1" officeooo:paragraph-rsid="0023d1e1" style:font-size-asian="12pt" style:font-weight-asian="normal" style:font-name-complex="Times New Roman" style:font-size-complex="12pt" style:font-style-complex="italic" style:font-weight-complex="normal"/>
    </style:style>
    <style:style style:name="P35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s" fo:country="ES" fo:font-weight="normal" officeooo:rsid="001cbe93" officeooo:paragraph-rsid="00306f01" style:font-size-asian="12pt" style:font-weight-asian="normal" style:font-name-complex="Times New Roman" style:font-size-complex="12pt" style:font-style-complex="italic" style:font-weight-complex="normal"/>
    </style:style>
    <style:style style:name="P3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bold" officeooo:rsid="001cbe93" officeooo:paragraph-rsid="001cbe93" style:font-size-asian="12pt" style:font-weight-asian="bold" style:font-name-complex="Times New Roman" style:font-size-complex="12pt" style:font-style-complex="italic" style:font-weight-complex="bold"/>
    </style:style>
    <style:style style:name="P3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s" fo:country="ES" fo:font-weight="normal" officeooo:rsid="001c03af" officeooo:paragraph-rsid="001c03af" style:font-size-asian="12pt" style:font-weight-asian="normal" style:font-name-complex="Times New Roman" style:font-size-complex="12pt" style:font-style-complex="italic" style:font-weight-complex="normal"/>
    </style:style>
    <style:style style:name="P3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s" fo:country="ES" fo:font-weight="normal" officeooo:rsid="001c03af" officeooo:paragraph-rsid="0021c3ad" style:font-size-asian="12pt" style:font-weight-asian="normal" style:font-name-complex="Times New Roman" style:font-size-complex="12pt" style:font-style-complex="italic" style:font-weight-complex="normal"/>
    </style:style>
    <style:style style:name="P3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s" fo:country="ES" style:text-underline-style="none" fo:font-weight="normal" officeooo:rsid="0020f8c8" officeooo:paragraph-rsid="0020f8c8" style:font-size-asian="12pt" style:font-weight-asian="normal" style:font-name-complex="Times New Roman" style:font-size-complex="12pt" style:font-style-complex="italic" style:font-weight-complex="normal"/>
    </style:style>
    <style:style style:name="P4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font-weight="normal" officeooo:paragraph-rsid="0021c6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paragraph-rsid="0023d1e1"/>
    </style:style>
    <style:style style:name="P42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rsid="00259b1c" officeooo:paragraph-rsid="00259b1c"/>
    </style:style>
    <style:style style:name="P43" style:family="paragraph" style:parent-style-name="Standard">
      <style:paragraph-properties fo:margin-left="0.3937in" fo:margin-right="0in" fo:text-indent="0in" style:auto-text-indent="false"/>
      <style:text-properties style:font-name="Times New Roman" fo:language="es" fo:country="MX" style:text-underline-style="solid" style:text-underline-width="auto" style:text-underline-color="font-color" style:font-name-complex="Times New Roman" style:font-size-complex="12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1cbe93" officeooo:paragraph-rsid="002a48cf" style:font-size-asian="12pt" style:font-weight-asian="normal" style:font-name-complex="Times New Roman" style:font-size-complex="12pt" style:font-style-complex="italic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1cbe93" officeooo:paragraph-rsid="00306f01" style:font-size-asian="12pt" style:font-weight-asian="normal" style:font-name-complex="Times New Roman" style:font-size-complex="12pt" style:font-style-complex="italic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2a48cf" officeooo:paragraph-rsid="002a48cf" style:font-size-asian="12pt" style:font-weight-asian="normal" style:font-name-complex="Times New Roman" style:font-size-complex="12pt" style:font-style-complex="italic" style:font-weight-complex="normal"/>
    </style:style>
    <style:style style:name="P47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style:language-asian="en" style:country-asian="US" style:font-name-complex="Times New Roman" style:font-size-complex="12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1cbe93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310ceb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language="es" fo:country="ES" style:text-underline-style="solid" style:text-underline-width="auto" style:text-underline-color="font-color" officeooo:paragraph-rsid="00326633" style:font-name-complex="Times New Roman" style:font-size-complex="12pt" style:font-style-complex="italic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" fo:language="es" fo:country="AR" officeooo:paragraph-rsid="00326633" style:language-asian="es" style:country-asian="AR" style:font-name-complex="Times New Roman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Times New Roman" fo:language="es" fo:country="AR" officeooo:paragraph-rsid="00326633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Times New Roman" fo:language="es" fo:country="AR" fo:font-weight="bold" officeooo:paragraph-rsid="00326633" style:language-asian="es" style:country-asian="AR" style:font-weight-asian="bold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Times New Roman" fo:language="es" fo:country="AR" fo:font-weight="bold" officeooo:paragraph-rsid="00326633" style:language-asian="es" style:country-asian="AR" style:font-weight-asian="bold" style:font-name-complex="Times New Roman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1" fo:language="es" fo:country="AR" style:language-complex="ar" style:country-complex="SA"/>
    </style:style>
    <style:style style:name="P56" style:family="paragraph" style:parent-style-name="Standard">
      <style:paragraph-properties fo:text-align="center" style:justify-single-word="false"/>
      <style:text-properties style:font-name="Times New Roman1" fo:language="es" fo:country="AR" officeooo:rsid="003274b1" officeooo:paragraph-rsid="003274b1" style:language-asian="zh" style:country-asian="CN" style:language-complex="ar" style:country-complex="SA"/>
    </style:style>
    <style:style style:name="P57" style:family="paragraph" style:parent-style-name="Standard">
      <style:paragraph-properties fo:text-align="center" style:justify-single-word="false"/>
      <style:text-properties style:font-name="Times New Roman1" fo:language="es" fo:country="AR" style:language-asian="zh" style:country-asian="CN" style:language-complex="ar" style:country-complex="SA"/>
    </style:style>
    <style:style style:name="P58" style:family="paragraph" style:parent-style-name="Standard">
      <style:paragraph-properties fo:text-align="center" style:justify-single-word="false"/>
      <style:text-properties style:font-name="Times New Roman1"/>
    </style:style>
    <style:style style:name="P59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s" fo:country="ES" fo:font-weight="normal" officeooo:rsid="001cbe93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6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" style:font-size-complex="12pt" style:font-style-complex="italic" style:font-weight-complex="normal"/>
    </style:style>
    <style:style style:name="P6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3200e8" style:font-size-asian="12pt" style:font-weight-asian="normal" style:font-name-complex="Times New Roman" style:font-size-complex="12pt" style:font-style-complex="italic" style:font-weight-complex="normal"/>
    </style:style>
    <style:style style:name="P62" style:family="paragraph" style:parent-style-name="Standard">
      <style:paragraph-properties fo:margin-left="0.4917in" fo:margin-right="0in" fo:text-indent="0in" style:auto-text-indent="false"/>
      <style:text-properties style:font-name="Times New Roman" fo:language="es" fo:country="ES" style:font-name-complex="Times New Roman" style:font-size-complex="12pt"/>
    </style:style>
    <style:style style:name="P63" style:family="paragraph" style:parent-style-name="Standard">
      <style:paragraph-properties fo:margin-left="0.4917in" fo:margin-right="0in" fo:text-align="center" style:justify-single-word="false" fo:text-indent="0in" style:auto-text-indent="false"/>
      <style:text-properties style:font-name="Times New Roman" fo:language="es" fo:country="ES" style:text-underline-style="solid" style:text-underline-width="auto" style:text-underline-color="font-color" officeooo:paragraph-rsid="00326633" style:font-name-complex="Times New Roman" style:font-size-complex="12pt" style:font-style-complex="italic" style:font-weight-complex="bold"/>
    </style:style>
    <style:style style:name="T1" style:family="text">
      <style:text-properties style:font-name="Times New Roman" fo:language="es" fo:country="AR" style:font-name-complex="Times New Roman" style:font-size-complex="12pt"/>
    </style:style>
    <style:style style:name="T2" style:family="text">
      <style:text-properties officeooo:rsid="001c03af"/>
    </style:style>
    <style:style style:name="T3" style:family="text">
      <style:text-properties officeooo:rsid="001e6bf7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2a48cf" style:font-style-asian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10ceb" style:font-weight-asian="bold" style:font-weight-complex="bold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 fo:padding="0in" fo:border="none"/>
    </style:style>
    <style:style style:name="T9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3d1e1" style:font-size-asian="12pt" style:font-size-complex="12pt" fo:padding="0in" fo:border="none"/>
    </style:style>
    <style:style style:name="T10" style:family="text">
      <style:text-properties fo:font-variant="normal" fo:text-transform="none" style:use-window-font-color="true" style:font-name="times new roman" fo:letter-spacing="normal" fo:font-style="normal" fo:font-weight="normal" officeooo:rsid="002aa21d" style:font-weight-asian="normal" style:font-weight-complex="normal" fo:padding="0in" fo:border="none"/>
    </style:style>
    <style:style style:name="T11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style:font-size-asian="12pt" style:font-size-complex="12pt" fo:padding="0in" fo:border="none"/>
    </style:style>
    <style:style style:name="T12" style:family="text">
      <style:text-properties fo:font-variant="normal" fo:text-transform="none" style:use-window-font-color="true" style:font-name="Times New Roman1" fo:font-size="12pt" fo:letter-spacing="normal" fo:font-style="normal" style:text-underline-style="none" fo:font-weight="normal" officeooo:rsid="0023d1e1" style:font-size-asian="12pt" style:font-size-complex="12pt" fo:padding="0in" fo:border="none"/>
    </style:style>
    <style:style style:name="T13" style:family="text">
      <style:text-properties fo:font-variant="normal" fo:text-transform="none" style:use-window-font-color="true" fo:letter-spacing="normal" fo:font-style="normal" fo:font-weight="normal" officeooo:rsid="0027c38c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fo:letter-spacing="normal" fo:font-style="normal" fo:font-weight="normal" officeooo:rsid="002aa21d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fo:letter-spacing="normal" fo:font-style="normal" fo:font-weight="normal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fo:letter-spacing="normal" fo:font-style="normal" fo:font-weight="normal" officeooo:rsid="003200e8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fo:letter-spacing="normal" fo:font-style="normal" style:text-underline-style="none" fo:font-weight="normal" officeooo:rsid="0020f8c8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fo:letter-spacing="normal" fo:font-style="normal" style:text-underline-style="none" fo:font-weight="normal" officeooo:rsid="001c03af" style:font-weight-asian="normal" style:font-weight-complex="normal" fo:padding="0in" fo:border="none"/>
    </style:style>
    <style:style style:name="T19" style:family="text">
      <style:text-properties fo:font-variant="normal" fo:text-transform="none" style:use-window-font-color="true" fo:letter-spacing="normal" fo:font-style="normal" style:text-underline-style="none" fo:font-weight="normal" officeooo:rsid="003200e8" style:font-weight-asian="normal" style:font-weight-complex="normal" fo:padding="0in" fo:border="none"/>
    </style:style>
    <style:style style:name="T20" style:family="text">
      <style:text-properties fo:font-variant="normal" fo:text-transform="none" style:font-name="times new roman" fo:letter-spacing="normal" fo:font-style="normal" style:text-underline-style="none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2aa21d" style:font-size-asian="12pt" style:font-size-complex="12pt" fo:padding="0in" fo:border="none"/>
    </style:style>
    <style:style style:name="T22" style:family="text">
      <style:text-properties fo:font-variant="normal" fo:text-transform="none" fo:color="#000000" style:font-name="times new roman" fo:font-size="12pt" fo:letter-spacing="normal" fo:language="es" fo:country="ES" fo:font-style="normal" style:text-underline-style="none" fo:font-weight="normal" officeooo:rsid="002aa21d" style:font-size-asian="12pt" style:font-name-complex="Times New Roman" style:font-size-complex="12pt" style:font-style-complex="italic" fo:padding="0in" fo:border="none"/>
    </style:style>
    <style:style style:name="T23" style:family="text">
      <style:text-properties fo:font-variant="normal" fo:text-transform="none" fo:color="#000000" style:font-name="times new roman" fo:letter-spacing="normal" fo:font-style="normal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25" style:family="text">
      <style:text-properties fo:language="es" fo:country="ES" officeooo:rsid="0021c3ad" style:font-name-complex="Times New Roman" style:font-style-complex="italic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size="12pt" officeooo:rsid="001c03af" style:font-size-asian="12pt"/>
    </style:style>
    <style:style style:name="T28" style:family="text">
      <style:text-properties style:font-name="times new roman" fo:language="es" fo:country="ES" style:text-underline-style="none" officeooo:rsid="001c03af" style:font-name-complex="Times New Roman" style:font-style-complex="italic"/>
    </style:style>
    <style:style style:name="T29" style:family="text">
      <style:text-properties style:font-name="times new roman" fo:language="es" fo:country="ES" style:text-underline-style="none" officeooo:rsid="0021c3ad" style:font-name-complex="Times New Roman" style:font-style-complex="italic"/>
    </style:style>
    <style:style style:name="T30" style:family="text">
      <style:text-properties style:font-name="times new roman" officeooo:rsid="001c03af"/>
    </style:style>
    <style:style style:name="T31" style:family="text">
      <style:text-properties style:font-name="times new roman" officeooo:rsid="002a48cf"/>
    </style:style>
    <style:style style:name="T32" style:family="text">
      <style:text-properties officeooo:rsid="0021eb8e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style:font-name="times new roman" fo:font-size="12pt" fo:language="es" fo:country="ES" style:text-underline-style="none" fo:font-weight="normal" officeooo:rsid="0023d1e1" style:font-size-asian="12pt" style:font-weight-asian="normal" style:font-name-complex="Times New Roman" style:font-size-complex="12pt" style:font-style-complex="italic" style:font-weight-complex="normal"/>
    </style:style>
    <style:style style:name="T35" style:family="text">
      <style:text-properties style:use-window-font-color="true" style:font-name="Times New Roman1" fo:font-size="12pt" fo:language="es" fo:country="ES" style:text-underline-style="none" fo:font-weight="normal" officeooo:rsid="0023d1e1" style:font-size-asian="12pt" style:font-weight-asian="normal" style:font-name-complex="Times New Roman" style:font-size-complex="12pt" style:font-style-complex="italic" style:font-weight-complex="normal"/>
    </style:style>
    <style:style style:name="T36" style:family="text">
      <style:text-properties style:use-window-font-color="true" style:font-name="Times New Roman1" style:text-underline-style="none"/>
    </style:style>
    <style:style style:name="T37" style:family="text">
      <style:text-properties officeooo:rsid="002cfb24"/>
    </style:style>
    <style:style style:name="T38" style:family="text">
      <style:text-properties officeooo:rsid="00306f01"/>
    </style:style>
    <style:style style:name="T39" style:family="text">
      <style:text-properties officeooo:rsid="00310ceb"/>
    </style:style>
    <style:style style:name="T40" style:family="text">
      <style:text-properties officeooo:rsid="003266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9">Kevin Speyer</text:p>
      <text:p text:style-name="P19"/>
      <text:p text:style-name="P20">DNI: 33023577</text:p>
      <text:p text:style-name="P21">Dirección de correo electrónico: speyer.kevin@gmail.com</text:p>
      <text:p text:style-name="P21">Teléfono de contacto: 4521-3490 (fijo) y 15-6208-9696 (móvil)</text:p>
      <text:p text:style-name="P13">Fecha de Nacimiento: 11/05/1987 (27 años)</text:p>
      <text:p text:style-name="P14">Domicilio: Ballivian 3283, Ciudad Autonoma de Buenos Aires</text:p>
      <text:p text:style-name="P4"/>
      <text:p text:style-name="P4"/>
      <text:p text:style-name="P7">Formación académica</text:p>
      <text:p text:style-name="P4"/>
      <text:p text:style-name="P15">2001 <text:tab/><text:tab/><text:tab/>Preliminary English Test, por la Universidad de Cambridge.</text:p>
      <text:p text:style-name="P15"/>
      <text:p text:style-name="P22"><text:span text:style-name="apple-style-span"><text:span text:style-name="T1">2002 <text:tab/>Sprachdiplom I, por la Conferencia de Ministros de Cultura de los Estados Alemanes.</text:span></text:span></text:p>
      <text:p text:style-name="P23"/>
      <text:p text:style-name="P24">Dic 2003-Feb 2004<text:tab/>Intercambio estudiantil en Alemania con estadía en casa de una familia y asistencia a clases en un secundario local.</text:p>
      <text:p text:style-name="P31"/>
      <text:p text:style-name="P22"><text:span text:style-name="apple-style-span"><text:span text:style-name="T1">2004 <text:tab/>Sprachdiplom II, por la Conferencia de Ministros de Cultura de los Estados Alemanes.</text:span></text:span></text:p>
      <text:p text:style-name="P23"/>
      <text:p text:style-name="P24">2004 <text:tab/>Bachillerato Bilingüe en Ciencias y Letras con Idioma Alemán, por el Colegio Pestalozzi.</text:p>
      <text:p text:style-name="P24"/>
      <text:p text:style-name="P24">2014<text:tab/>Licenciatura en Ciencias Físicas en la Universidad de Buenos Aires.</text:p>
      <text:p text:style-name="P24"/>
      <text:p text:style-name="P25">2014<text:tab/>Inicio del Doctorado en Física en la UBA, con una beca del CONICET.</text:p>
      <text:p text:style-name="P3"/>
      <text:p text:style-name="P3">Idioma Alemán: <text:s text:c="2"/><text:tab/>Nivel Alto hablado y escrito</text:p>
      <text:p text:style-name="P3"/>
      <text:p text:style-name="P3">Idioma Inglés: <text:tab/>Nivel Alto hablado y escrito</text:p>
      <text:p text:style-name="P11"/>
      <text:p text:style-name="P3">Idioma Portugués: <text:s/><text:tab/>Nivel Medio hablado y de comprensión oral</text:p>
      <text:p text:style-name="P3"/>
      <text:p text:style-name="P6">Programación:<text:tab/><text:tab/>Nivel <text:span text:style-name="T37">Alto</text:span> en Linux, <text:span text:style-name="T37"><text:s/>Python,</text:span> C++, Fortran, LabView, <text:span text:style-name="T37">awk</text:span> y Matlab</text:p>
      <text:p text:style-name="P3"/>
      <text:p text:style-name="P12">Calificaciones como estudiante de grado de Ciencias Físicas (UBA)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Materia</text:p>
          </table:table-cell>
          <table:table-cell table:style-name="Table1.B1" office:value-type="string">
            <text:p text:style-name="P16">T.P.</text:p>
          </table:table-cell>
          <table:table-cell table:style-name="Table1.C1" office:value-type="string">
            <text:p text:style-name="P16">Final</text:p>
          </table:table-cell>
        </table:table-row>
        <table:table-row table:style-name="Table1.2">
          <table:table-cell table:style-name="Table1.A2" office:value-type="string">
            <text:p text:style-name="P17">Matemática 1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9</text:p>
          </table:table-cell>
        </table:table-row>
        <table:table-row table:style-name="Table1.2">
          <table:table-cell table:style-name="Table1.A2" office:value-type="string">
            <text:p text:style-name="P17">Física 1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8</text:p>
          </table:table-cell>
        </table:table-row>
        <table:table-row table:style-name="Table1.2">
          <table:table-cell table:style-name="Table1.A2" office:value-type="string">
            <text:p text:style-name="P17">Complementos de Matemática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-</text:p>
          </table:table-cell>
        </table:table-row>
        <table:table-row table:style-name="Table1.2">
          <table:table-cell table:style-name="Table1.A2" office:value-type="string">
            <text:p text:style-name="P17">Laboratorio 1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Matemática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8</text:p>
          </table:table-cell>
        </table:table-row>
        <text:soft-page-break/>
        <table:table-row table:style-name="Table1.2">
          <table:table-cell table:style-name="Table1.A2" office:value-type="string">
            <text:p text:style-name="P17">Física 2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8</text:p>
          </table:table-cell>
        </table:table-row>
        <table:table-row table:style-name="Table1.2">
          <table:table-cell table:style-name="Table1.A2" office:value-type="string">
            <text:p text:style-name="P17">Física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8</text:p>
          </table:table-cell>
        </table:table-row>
        <table:table-row table:style-name="Table1.2">
          <table:table-cell table:style-name="Table1.A2" office:value-type="string">
            <text:p text:style-name="P17">Laboratorio 2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Física 4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6</text:p>
          </table:table-cell>
        </table:table-row>
        <table:table-row table:style-name="Table1.2">
          <table:table-cell table:style-name="Table1.A2" office:value-type="string">
            <text:p text:style-name="P17">Laboratorio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Cálculo Numérico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9</text:p>
          </table:table-cell>
        </table:table-row>
        <table:table-row table:style-name="Table1.2">
          <table:table-cell table:style-name="Table1.A2" office:value-type="string">
            <text:p text:style-name="P17">Matemática 4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Mecánica Clásica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Laboratorio 4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Física Teórica 1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Física Teórica 2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Laboratorio 5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Física Teórica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9</text:p>
          </table:table-cell>
        </table:table-row>
        <table:table-row table:style-name="Table1.2">
          <table:table-cell table:style-name="Table1.A2" office:value-type="string">
            <text:p text:style-name="P17">Estructura de la Materia 1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Laboratorio 6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Laboratorio 7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Estructura de la Materia 2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7</text:p>
          </table:table-cell>
        </table:table-row>
        <table:table-row table:style-name="Table1.2">
          <table:table-cell table:style-name="Table1.A2" office:value-type="string">
            <text:p text:style-name="P17">Estructura de la Materia 3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9</text:p>
          </table:table-cell>
        </table:table-row>
        <table:table-row table:style-name="Table1.2">
          <table:table-cell table:style-name="Table1.A2" office:value-type="string">
            <text:p text:style-name="P17">Estructura de la Materia 4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Dinámica No Lineal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10</text:p>
          </table:table-cell>
        </table:table-row>
        <table:table-row table:style-name="Table1.2">
          <table:table-cell table:style-name="Table1.A2" office:value-type="string">
            <text:p text:style-name="P17">Incertezas Experimentales</text:p>
          </table:table-cell>
          <table:table-cell table:style-name="Table1.B2" office:value-type="string">
            <text:p text:style-name="P17">Aprobado</text:p>
          </table:table-cell>
          <table:table-cell table:style-name="Table1.C2" office:value-type="string">
            <text:p text:style-name="P17">9</text:p>
          </table:table-cell>
        </table:table-row>
        <table:table-row table:style-name="Table1.1">
          <table:table-cell table:style-name="Table1.A28" office:value-type="string">
            <text:p text:style-name="P17">Relatividad General</text:p>
          </table:table-cell>
          <table:table-cell table:style-name="Table1.B28" office:value-type="string">
            <text:p text:style-name="P17">Aprobado</text:p>
          </table:table-cell>
          <table:table-cell table:style-name="Table1.C28" office:value-type="string">
            <text:p text:style-name="P17">10</text:p>
          </table:table-cell>
        </table:table-row>
        <table:table-row table:style-name="Table1.1">
          <table:table-cell table:style-name="Table1.A28" office:value-type="string">
            <text:p text:style-name="P17">Tesis de Licenciatura</text:p>
          </table:table-cell>
          <table:table-cell table:style-name="Table1.B28" office:value-type="string">
            <text:p text:style-name="P18">Aprobado</text:p>
          </table:table-cell>
          <table:table-cell table:style-name="Table1.C28" office:value-type="string">
            <text:p text:style-name="P17">10</text:p>
          </table:table-cell>
        </table:table-row>
      </table:table>
      <text:p text:style-name="P1"/>
      <text:p text:style-name="P5">Promedio: 9,26</text:p>
      <text:p text:style-name="P43"/>
      <text:p text:style-name="P62">Observación: consideré “Complementos de Matemática 3” como una materia de Trabajos Prácticos, sin Examen Final.</text:p>
      <text:p text:style-name="P62"/>
      <text:p text:style-name="P63">Calificaciones como estudiante de <text:span text:style-name="T40">posgrado</text:span> de Ciencias Físicas (UBA):</text:p>
      <text:p text:style-name="P6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3">Materia</text:p>
          </table:table-cell>
          <table:table-cell table:style-name="Table3.B1" office:value-type="string">
            <text:p text:style-name="P54">Final</text:p>
          </table:table-cell>
        </table:table-row>
        <table:table-row table:style-name="Table3.1">
          <table:table-cell table:style-name="Table3.A2" office:value-type="string">
            <text:p text:style-name="P55">Nuevos Desarrollos en Termodinámica y Física Estadística</text:p>
          </table:table-cell>
          <table:table-cell table:style-name="Table3.B2" office:value-type="string">
            <text:p text:style-name="P58">10</text:p>
          </table:table-cell>
        </table:table-row>
        <table:table-row table:style-name="Table3.1">
          <table:table-cell table:style-name="Table3.A2" office:value-type="string">
            <text:p text:style-name="P57">Tópicos de Biofísica Molecular </text:p>
          </table:table-cell>
          <table:table-cell table:style-name="Table3.B2" office:value-type="string">
            <text:p text:style-name="P56">9</text:p>
          </table:table-cell>
        </table:table-row>
        <table:table-row table:style-name="Table3.1">
          <table:table-cell table:style-name="Table3.A2" office:value-type="string">
            <text:p text:style-name="P56">Introducción a Materia Blanda y Física de Polímeros</text:p>
          </table:table-cell>
          <table:table-cell table:style-name="Table3.B2" office:value-type="string">
            <text:p text:style-name="P56">10</text:p>
          </table:table-cell>
        </table:table-row>
        <table:table-row table:style-name="Table3.1">
          <table:table-cell table:style-name="Table3.A2" office:value-type="string">
            <text:p text:style-name="P56">Introducción a la Simulación Computacional</text:p>
          </table:table-cell>
          <table:table-cell table:style-name="Table3.B2" office:value-type="string">
            <text:p text:style-name="P56">10</text:p>
          </table:table-cell>
        </table:table-row>
        <table:table-row table:style-name="Table3.1">
          <table:table-cell table:style-name="Table3.A6" office:value-type="string">
            <text:p text:style-name="P56">Simulación Computacional en Materia Blanda</text:p>
          </table:table-cell>
          <table:table-cell table:style-name="Table3.B6" office:value-type="string">
            <text:p text:style-name="P56">Aprobado</text:p>
          </table:table-cell>
        </table:table-row>
      </table:table>
      <text:p text:style-name="P50"/>
      <text:p text:style-name="P2"/>
      <text:p text:style-name="P2"/>
      <text:p text:style-name="P8">Antecedentes docentes y profesionales</text:p>
      <text:p text:style-name="P4"><text:tab/> <text:s/></text:p>
      <text:p text:style-name="P26"><text:soft-page-break/>2/12/04 – 31/12/04<text:tab/>Pasantía en Bayer S.A. en el área de Trade Marketing de la Unidad de Negocios Bayer Health Care (BHC), realizando tareas administrativas.</text:p>
      <text:p text:style-name="P2"/>
      <text:p text:style-name="P24">2006 - 2008<text:tab/>Clases particulares de apoyo de Análisis Matemático y Algebra del CBC. </text:p>
      <text:p text:style-name="P4"/>
      <text:p text:style-name="P26">12/4/11 – 17/8/12<text:tab/>Clases de apoyo a alumnos del CBC y secundario en el instituto Silvina &amp; Gustavo<text:tab/></text:p>
      <text:p text:style-name="P26">II Cuat. 2012<text:tab/>Doble cargo de Ayudante de segunda de la materia Física del CBC a cargo de un curso.</text:p>
      <text:p text:style-name="P26">I Cuat. 2013<text:tab/>Ayudante de segunda de la materia Física del CBC</text:p>
      <text:p text:style-name="P26">I Cuat. 2013<text:tab/>Ayudante de segunda de la materia Física e Introducción a la Biofísica del CBC</text:p>
      <text:p text:style-name="P26">I Cuat. 2013<text:tab/>Ayudante de segunda de la materia Física 1 (ByG) del departamento de física de la UBA</text:p>
      <text:p text:style-name="P26">II Cuat. 2013<text:tab/>Ayudante de segunda de la materia Física 2 (ByG) del departamento de física de la UBA</text:p>
      <text:p text:style-name="P26">I Cuat. 2014<text:tab/>Ayudante de segunda de la materia Física 1 (ByG) del departamento de física de la UBA</text:p>
      <text:p text:style-name="P28">I<text:span text:style-name="T3">I</text:span> Cuat. 2014<text:tab/>Ayudante de segunda de la materia Física 2 (ByG) del departamento de física de la UBA</text:p>
      <text:p text:style-name="P29">I<text:span text:style-name="T3">I</text:span> Cuat. 201<text:span text:style-name="T32">5</text:span><text:tab/>Ayudante-<text:span text:style-name="T32">Alumno de la materia Introducción a la simulación computacional </text:span>del <text:span text:style-name="T32">instituto Sábato-UNSAM</text:span></text:p>
      <text:p text:style-name="P10"/>
      <text:p text:style-name="P8"/>
      <text:p text:style-name="P9">Congresos</text:p>
      <text:p text:style-name="P27"/>
      <text:p text:style-name="P27"><text:span text:style-name="T2">9/2014</text:span><text:tab/><text:span text:style-name="T27">V Encuentro Argentino de Materia Blanda </text:span></text:p>
      <text:p text:style-name="P32"/>
      <text:p text:style-name="P32">9/2014<text:tab/>99º <text:span text:style-name="T33">Reunion Nacional de la Asociación de Física Argentina</text:span></text:p>
      <text:p text:style-name="P37"/>
      <text:p text:style-name="P37">11/2014<text:tab/>Primer Workshop de Microfluídica de la República Argentina. </text:p>
      <text:p text:style-name="P38"/>
      <text:p text:style-name="P38">3/2015<text:tab/>Workshop: Dynamics in Soft and Hard Condensed Matter</text:p>
      <text:p text:style-name="P40"/>
      <text:p text:style-name="P40"><text:span text:style-name="T25">6/2015</text:span><text:span text:style-name="T28"><text:tab/></text:span><text:span text:style-name="T29">Poster </text:span><text:span text:style-name="T20">4th International Workshop "Theory and Computer Simulation of Polymers: New Developments”</text:span></text:p>
      <text:p text:style-name="P39"/>
      <text:p text:style-name="P39">9/2015<text:tab/><text:span text:style-name="T26">100º </text:span><text:span text:style-name="T30">Reunion Nacional de la Asociación de Física Argentina</text:span></text:p>
      <text:p text:style-name="P41"/>
      <text:p text:style-name="P41"><text:span text:style-name="T34">3/</text:span><text:span text:style-name="T35">2016<text:tab/></text:span><text:a xlink:type="simple" xlink:href="http://indico.ictp.it/event/7657/"><text:span text:style-name="T36">4th Workshop on Advanced Techniques for Scientific Programming and Management of Open source Software Packages</text:span></text:a><text:span text:style-name="T11">, </text:span><text:span text:style-name="T12">Trieste, Italia</text:span></text:p>
      <text:p text:style-name="P42"/>
      <text:p text:style-name="P42"><text:span text:style-name="T9">1</text:span><text:span text:style-name="T8">0/2016<text:tab/></text:span><text:span text:style-name="Strong_20_Emphasis"><text:span text:style-name="T21">Workshop on Advanced Techniques for Scientific Programming and <text:tab/>Management of Open source Software Packages , </text:span></text:span><text:span text:style-name="Strong_20_Emphasis"><text:span text:style-name="T22">ICTP, </text:span></text:span><text:span text:style-name="Strong_20_Emphasis"><text:span text:style-name="T21">Trieste,Italia</text:span></text:span></text:p>
      <text:p text:style-name="P34"/>
      <text:p text:style-name="P33">11/2016 <text:tab/><text:span text:style-name="Strong_20_Emphasis"><text:span text:style-name="T13">Frontiers in Physical Science, </text:span></text:span><text:span text:style-name="Strong_20_Emphasis"><text:span text:style-name="T14">Max Planck, Buenos Aires, Argentina</text:span></text:span></text:p>
      <text:p text:style-name="P33"><text:soft-page-break/></text:p>
      <text:p text:style-name="P61"><text:span text:style-name="Strong_20_Emphasis"><text:span text:style-name="T16">9</text:span></text:span><text:span text:style-name="Strong_20_Emphasis"><text:span text:style-name="T15">/201</text:span></text:span><text:span text:style-name="Strong_20_Emphasis"><text:span text:style-name="T16">7</text:span></text:span><text:span text:style-name="Strong_20_Emphasis"><text:span text:style-name="T15"> <text:tab/></text:span></text:span><text:span text:style-name="Strong_20_Emphasis"><text:span text:style-name="T17">10</text:span></text:span><text:span text:style-name="Strong_20_Emphasis"><text:span text:style-name="T19">2</text:span></text:span><text:span text:style-name="Strong_20_Emphasis"><text:span text:style-name="T17">º </text:span></text:span><text:span text:style-name="Strong_20_Emphasis"><text:span text:style-name="T18">Reunion Nacional de la Asociación de Física Argentina</text:span></text:span></text:p>
      <text:p text:style-name="P33"><text:span text:style-name="Strong_20_Emphasis"><text:span text:style-name="T10"/></text:span></text:p>
      <text:p text:style-name="P32"/>
      <text:p text:style-name="P36"/>
      <text:p text:style-name="P36">Publicaciones</text:p>
      <text:p text:style-name="P35"/>
      <text:p text:style-name="P45"><text:span text:style-name="T38">1) </text:span>Brushes of semiflexible polymers in equilibrium and under flow in a super-hydrophobic regime</text:p>
      <text:p text:style-name="P59">K. Speyer and C. Pastorino, <text:span text:style-name="T4">Soft Matter</text:span>, 2015,<text:span text:style-name="T6">11</text:span>, 5473<text:span text:style-name="T39">–</text:span>5484</text:p>
      <text:p text:style-name="P49">DOI:10.1039/C5SM01075F</text:p>
      <text:p text:style-name="P49"/>
      <text:p text:style-name="P46"><text:span text:style-name="T38">2) </text:span>Droplet transport in a nanochannel coated by hydrophobic semiflexible polymer brushes: the <text:span text:style-name="T26">effect of chain stiffness</text:span></text:p>
      <text:p text:style-name="P48">K. Speyer and C. Pastorino, <text:span text:style-name="T5">Langmuir</text:span>, <text:span text:style-name="T39">2017,</text:span><text:span text:style-name="T7"> 33 </text:span><text:span text:style-name="T39">, 10753–10763</text:span></text:p>
      <text:p text:style-name="P48"><text:span text:style-name="T31"><text:s/></text:span><text:span text:style-name="Strong_20_Emphasis"><text:span text:style-name="T24">DOI:</text:span></text:span><text:span text:style-name="T23">10.1021/acs.langmuir.7b02640</text:span></text:p>
      <text:p text:style-name="P44"/>
      <text:p text:style-name="P30">Intereses</text:p>
      <text:p text:style-name="P4">Realicé la tesis de licenciatura en simulaciones numéricas de dinámica molecular. Estudié el flujo de un líquido simple en un canal revestido por polímeros semiflexibles. Me interesa la mecánica estadística y las simulaciones numéricas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ohit Devanagari2" svg:font-family="'Lohit Devanagari'"/>
    <style:font-face style:name="Trebuchet MS" svg:font-family="'Trebuchet MS', Arial, Helvetica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helvetica" svg:font-family="helvetica" style:font-family-generic="swiss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06T16:27:43.198482178</dc:date>
    <meta:editing-cycles>30</meta:editing-cycles>
    <meta:editing-duration>PT1H40M56S</meta:editing-duration>
    <meta:generator>LibreOffice/4.2.8.2$Linux_X86_64 LibreOffice_project/420$Build-2</meta:generator>
    <dc:creator>Kevin Speyer</dc:creator>
    <meta:document-statistic meta:table-count="2" meta:image-count="0" meta:object-count="0" meta:page-count="4" meta:paragraph-count="154" meta:word-count="775" meta:character-count="4963" meta:non-whitespace-character-count="4315"/>
  </office:meta>
</office:document-meta>
</file>